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1" svg:font-family="Arial"/>
    <style:font-face style:name="F" svg:font-family="" style:font-family-generic="swiss"/>
    <style:font-face style:name="Arial3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 style:data-style-name="N1016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ce1" office:value-type="string" calcext:value-type="string">
            <text:p>Bot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26" calcext:value-type="float">
            <text:p>0.0126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26" calcext:value-type="float">
            <text:p>0.0126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26" calcext:value-type="float">
            <text:p>0.012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26" calcext:value-type="float">
            <text:p>0.0126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26" calcext:value-type="float">
            <text:p>0.0126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4" calcext:value-type="float">
            <text:p>0.01400</text:p>
          </table:table-cell>
          <table:table-cell office:value-type="float" office:value="0.0128" calcext:value-type="float">
            <text:p>0.0128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4" calcext:value-type="float">
            <text:p>0.01400</text:p>
          </table:table-cell>
          <table:table-cell office:value-type="float" office:value="0.0128" calcext:value-type="float">
            <text:p>0.0128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4" calcext:value-type="float">
            <text:p>0.01400</text:p>
          </table:table-cell>
          <table:table-cell office:value-type="float" office:value="0.0128" calcext:value-type="float">
            <text:p>0.0128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4" calcext:value-type="float">
            <text:p>0.01400</text:p>
          </table:table-cell>
          <table:table-cell office:value-type="float" office:value="0.0128" calcext:value-type="float">
            <text:p>0.012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4" calcext:value-type="float">
            <text:p>0.01400</text:p>
          </table:table-cell>
          <table:table-cell office:value-type="float" office:value="0.0128" calcext:value-type="float">
            <text:p>0.012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2" calcext:value-type="float">
            <text:p>0.0142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38" calcext:value-type="float">
            <text:p>0.0138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42" calcext:value-type="float">
            <text:p>0.0142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38" calcext:value-type="float">
            <text:p>0.0138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2" calcext:value-type="float">
            <text:p>0.0142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38" calcext:value-type="float">
            <text:p>0.0138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2" calcext:value-type="float">
            <text:p>0.0142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38" calcext:value-type="float">
            <text:p>0.0138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2" calcext:value-type="float">
            <text:p>0.01420</text:p>
          </table:table-cell>
          <table:table-cell office:value-type="float" office:value="0.0146" calcext:value-type="float">
            <text:p>0.01460</text:p>
          </table:table-cell>
          <table:table-cell office:value-type="float" office:value="0.0138" calcext:value-type="float">
            <text:p>0.0138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8" calcext:value-type="float">
            <text:p>0.01380</text:p>
          </table:table-cell>
          <table:table-cell office:value-type="float" office:value="0.0132" calcext:value-type="float">
            <text:p>0.0132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.0124" calcext:value-type="float">
            <text:p>0.012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34" calcext:value-type="float">
            <text:p>0.01340</text:p>
          </table:table-cell>
          <table:table-cell office:value-type="float" office:value="0.0136" calcext:value-type="float">
            <text:p>0.0136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.014" calcext:value-type="float">
            <text:p>0.014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.014" calcext:value-type="float">
            <text:p>0.014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.014" calcext:value-type="float">
            <text:p>0.014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.014" calcext:value-type="float">
            <text:p>0.014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.014" calcext:value-type="float">
            <text:p>0.014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0144" calcext:value-type="float">
            <text:p>0.01440</text:p>
          </table:table-cell>
          <table:table-cell office:value-type="float" office:value="0.0146" calcext:value-type="float">
            <text:p>0.0146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0144" calcext:value-type="float">
            <text:p>0.01440</text:p>
          </table:table-cell>
          <table:table-cell office:value-type="float" office:value="0.0146" calcext:value-type="float">
            <text:p>0.0146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.0144" calcext:value-type="float">
            <text:p>0.01440</text:p>
          </table:table-cell>
          <table:table-cell office:value-type="float" office:value="0.0146" calcext:value-type="float">
            <text:p>0.0146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.0144" calcext:value-type="float">
            <text:p>0.01440</text:p>
          </table:table-cell>
          <table:table-cell office:value-type="float" office:value="0.0146" calcext:value-type="float">
            <text:p>0.0146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.0144" calcext:value-type="float">
            <text:p>0.01440</text:p>
          </table:table-cell>
          <table:table-cell office:value-type="float" office:value="0.0146" calcext:value-type="float">
            <text:p>0.0146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32" calcext:value-type="float">
            <text:p>0.01320</text:p>
          </table:table-cell>
          <table:table-cell office:value-type="float" office:value="0.013" calcext:value-type="float">
            <text:p>0.01300</text:p>
          </table:table-cell>
          <table:table-cell office:value-type="float" office:value="0.0134" calcext:value-type="float">
            <text:p>0.0134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16" calcext:value-type="float">
            <text:p>0.011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16" calcext:value-type="float">
            <text:p>0.011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16" calcext:value-type="float">
            <text:p>0.0116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16" calcext:value-type="float">
            <text:p>0.0116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4" calcext:value-type="float">
            <text:p>0.01140</text:p>
          </table:table-cell>
          <table:table-cell office:value-type="float" office:value="0.011" calcext:value-type="float">
            <text:p>0.01100</text:p>
          </table:table-cell>
          <table:table-cell office:value-type="float" office:value="0.0116" calcext:value-type="float">
            <text:p>0.0116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09" calcext:value-type="float">
            <text:p>0.0090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09" calcext:value-type="float">
            <text:p>0.0090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09" calcext:value-type="float">
            <text:p>0.0090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09" calcext:value-type="float">
            <text:p>0.0090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88" calcext:value-type="float">
            <text:p>0.00880</text:p>
          </table:table-cell>
          <table:table-cell office:value-type="float" office:value="0.0086" calcext:value-type="float">
            <text:p>0.00860</text:p>
          </table:table-cell>
          <table:table-cell office:value-type="float" office:value="0.009" calcext:value-type="float">
            <text:p>0.0090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66" calcext:value-type="float">
            <text:p>0.0066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66" calcext:value-type="float">
            <text:p>0.0066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66" calcext:value-type="float">
            <text:p>0.0066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66" calcext:value-type="float">
            <text:p>0.0066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64" calcext:value-type="float">
            <text:p>0.00640</text:p>
          </table:table-cell>
          <table:table-cell office:value-type="float" office:value="0.006" calcext:value-type="float">
            <text:p>0.00600</text:p>
          </table:table-cell>
          <table:table-cell office:value-type="float" office:value="0.0066" calcext:value-type="float">
            <text:p>0.0066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54" calcext:value-type="float">
            <text:p>0.0054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54" calcext:value-type="float">
            <text:p>0.0054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54" calcext:value-type="float">
            <text:p>0.0054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54" calcext:value-type="float">
            <text:p>0.0054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48" calcext:value-type="float">
            <text:p>0.00480</text:p>
          </table:table-cell>
          <table:table-cell office:value-type="float" office:value="0.0042" calcext:value-type="float">
            <text:p>0.00420</text:p>
          </table:table-cell>
          <table:table-cell office:value-type="float" office:value="0.0054" calcext:value-type="float">
            <text:p>0.0054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2" calcext:value-type="float">
            <text:p>0.0042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2" calcext:value-type="float">
            <text:p>0.0042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2" calcext:value-type="float">
            <text:p>0.0042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2" calcext:value-type="float">
            <text:p>0.0042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38" calcext:value-type="float">
            <text:p>0.00380</text:p>
          </table:table-cell>
          <table:table-cell office:value-type="float" office:value="0.0032" calcext:value-type="float">
            <text:p>0.00320</text:p>
          </table:table-cell>
          <table:table-cell office:value-type="float" office:value="0.0042" calcext:value-type="float">
            <text:p>0.0042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00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25" calcext:value-type="float">
            <text:p>0.00125</text:p>
          </table:table-cell>
          <table:table-cell table:number-columns-repeated="4"/>
        </table:table-row>
        <table:table-row table:style-name="ro1" table:number-rows-repeated="36"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1" svg:font-family=""/>
    <style:font-face style:name="Arial1" svg:font-family="Arial"/>
    <style:font-face style:name="F" svg:font-family="" style:font-family-generic="swiss"/>
    <style:font-face style:name="Arial3" svg:font-family="Arial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" number:min-integer-digits="1" number:grouping="true"/>
    </number:number-style>
    <number:number-style style:name="N123">
      <number:number number:decimal-places="6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number:number-style style:name="N10159" number:language="en" number:country="US">
      <number:number number:decimal-places="3" number:min-integer-digits="1"/>
    </number:number-style>
    <number:number-style style:name="N10160" number:language="en" number:country="US">
      <number:number number:decimal-places="5" number:min-integer-digits="1"/>
    </number:number-style>
    <number:number-style style:name="N10161" number:language="en" number:country="US">
      <number:number number:decimal-places="6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4.274498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e_20_Sex_20_Race_20_HO" style:display-name="PageStyle_Age Sex Race H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n001</meta:initial-creator>
    <meta:creation-date>2012-09-17T12:55:36</meta:creation-date>
    <dc:date>2014-04-13T17:45:17.441631253</dc:date>
    <meta:generator>LibreOffice/4.1.3.2$Linux_X86_64 LibreOffice_project/410m0$Build-2</meta:generator>
    <meta:editing-duration>P0D</meta:editing-duration>
    <meta:editing-cycles>1</meta:editing-cycles>
    <meta:document-statistic meta:table-count="1" meta:cell-count="407" meta:object-count="0"/>
    <meta:user-defined meta:name="AppVersion">14.0300</meta:user-defined>
    <meta:user-defined meta:name="Company">U.S. Department of Commer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